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DHGXDQZZIBKE4LP2Z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21:11:06.732726173</meta:creation-date>
    <dc:date>2021-01-07T21:11:33.770102587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18" meta:non-whitespace-character-count="18"/>
    <meta:generator>LibreOffice/6.4.6.2$Linux_X86_64 LibreOffice_project/40$Build-2</meta:generator>
  </office:meta>
</office:document-meta>
</file>